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.1665in" fo:margin-bottom="0.1665in" loext:contextual-spacing="false" fo:line-height="150%"/>
    </style:style>
    <style:style style:name="P3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4" style:family="paragraph" style:parent-style-name="Standard" style:list-style-name="WWNum8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2" style:family="paragraph" style:parent-style-name="Standard" style:list-style-name="WWNum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>
      <style:paragraph-properties fo:margin-left="0.75in" fo:margin-right="0in" fo:margin-top="0.1665in" fo:margin-bottom="0.1665in" loext:contextual-spacing="false" fo:line-height="100%" fo:text-align="justify" style:justify-single-word="false" fo:text-indent="0in" style:auto-text-indent="false"/>
    </style:style>
    <style:style style:name="P26" style:family="paragraph" style:parent-style-name="Standard">
      <style:paragraph-properties fo:margin-left="0.4862in" fo:margin-right="0in" fo:margin-top="0.1665in" fo:margin-bottom="0.1665in" loext:contextual-spacing="false" fo:line-height="100%" fo:text-indent="0in" style:auto-text-indent="false"/>
    </style:style>
    <style:style style:name="P27" style:family="paragraph" style:parent-style-name="Standard">
      <style:paragraph-properties fo:margin-left="0.4862in" fo:margin-right="0in" fo:margin-top="0.1665in" fo:margin-bottom="0.1665in" loext:contextual-spacing="false" fo:line-height="100%" fo:text-align="justify" style:justify-single-word="false" fo:text-indent="0in" style:auto-text-indent="false"/>
    </style:style>
    <style:style style:name="P28" style:family="paragraph" style:parent-style-name="Standard">
      <style:paragraph-properties fo:margin-top="0.1665in" fo:margin-bottom="0in" loext:contextual-spacing="false" fo:line-height="100%"/>
    </style:style>
    <style:style style:name="P29" style:family="paragraph" style:parent-style-name="Standard">
      <style:paragraph-properties fo:margin-top="0.1665in" fo:margin-bottom="0in" loext:contextual-spacing="false" fo:line-height="100%"/>
      <style:text-properties fo:font-size="14pt" fo:font-weight="bold" style:font-size-asian="14pt" style:font-weight-asian="bold" style:font-size-complex="14pt"/>
    </style:style>
    <style:style style:name="P3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>UMOWA NAJMU LOKALU MIESZKALNEGO</text:span></text:p>
      <text:p text:style-name="P1"/>
      <text:p text:style-name="P2">Zawarta w dniu {15} we Wrocławiu pomiędzy:</text:p>
      <text:p text:style-name="P2">{1}, zamieszkały w {2}, {3}, legitymujący się dowodem osobistym nr {4}, PESEL {5}, zwanym dalej <text:span text:style-name="T2">Wynajmującym,</text:span> a</text:p>
      <text:p text:style-name="P2">{6}<text:span text:style-name="T2">, </text:span>zamieszkały/a w {7}, {8} {19} legitymujący/a się dowodem osobistym nr {9}, PESEL {10}, zwanym dalej <text:span text:style-name="T2">Najemcą </text:span>o następującej treści:</text:p>
      <text:p text:style-name="P3"><text:span text:style-name="T1">§ 1.</text:span></text:p>
      <text:list xml:id="list3510091342" text:style-name="WWNum8">
        <text:list-item>
          <text:p text:style-name="P4">Wynajmujący oświadcza, że jest właścicielem lokalu mieszkalnego nr {11} o powierzchni użytkowej {12} m<text:span text:style-name="T3">2</text:span>, położonego <text:tab/>w: {13}, {14}.</text:p>
        </text:list-item>
      </text:list>
      <text:p text:style-name="P3"><text:span text:style-name="T1">§ 2.</text:span></text:p>
      <text:list xml:id="list2509367378" text:style-name="WWNum7">
        <text:list-item>
          <text:p text:style-name="P6">Wynajmujący z dniem {15} oddaje Najemcy w najem pokój w lokalu określonym w § 1 pkt 1 wraz z wyposażeniem z przeznaczeniem na cele mieszkalne.<text:line-break/> <text:tab/></text:p>
        </text:list-item>
        <text:list-item>
          <text:p text:style-name="P12">Wynajmujący przekaże Najemcy klucze do lokalu - jeden komplet w dniu oddania lokalu w najem. </text:p>
        </text:list-item>
      </text:list>
      <text:p text:style-name="P3"><text:span text:style-name="T1">§ 3.</text:span></text:p>
      <text:list xml:id="list3479322898" text:style-name="WWNum1">
        <text:list-item>
          <text:p text:style-name="P7">Umowa zostaje zawarta na okres od {15} do {16}.<text:line-break/> <text:tab/></text:p>
        </text:list-item>
        <text:list-item>
          <text:p text:style-name="P13">Wynajmujący <text:span text:style-name="T4">ma prawo jednostronnego rozwiązania umowy</text:span> w trybie natychmiastowym, jeżeli Najemca:</text:p>
        </text:list-item>
      </text:list>
      <text:p text:style-name="P21"><text:s/><text:tab/></text:p>
      <text:list xml:id="list3225398213793" text:continue-numbering="true" text:style-name="WWNum1">
        <text:list-item>
          <text:list>
            <text:list-item>
              <text:p text:style-name="P22">pomimo upomnienia nadal używa lokalu w sposób sprzeczny z umową lub niezgodnie z jego przeznaczeniem, lub zaniedbuje obowiązki, dopuszczając do powstania szkód, lub niszczy urządzenia<text:tab/>przeznaczone do wspólnego korzystania przez mieszkańców albo wykracza w sposób rażący lub uporczywy przeciwko porządkowi domowemu, czyniąc uciążliwym korzystanie z innych lokali, <text:line-break/> <text:tab/><text:tab/></text:p>
            </text:list-item>
            <text:list-item>
              <text:p text:style-name="P23">jest w zwłoce z zapłatą czynszu lub innych opłat za używanie lokalu za jeden pełny okres płatności (to jest jeden miesiąc) <text:tab/>pomimo uprzedzenia go o zamiarze wypowiedzenia stosunku prawnego i wyznaczenia dodatkowego, terminu do zapłaty zaległych i bieżących należności, <text:tab/><text:tab/><text:line-break/> <text:tab/><text:tab/></text:p>
            </text:list-item>
            <text:list-item>
              <text:p text:style-name="P23">wynajął, podnajął albo oddał do bezpłatnego używania lokal lub jego część bez wymaganej zgody właściciela.<text:line-break/> <text:tab/></text:p>
            </text:list-item>
          </text:list>
        </text:list-item>
        <text:list-item>
          <text:p text:style-name="P13"><text:span text:style-name="T4">Najemca ma prawo jednostronnego rozwiązania umowy w przypadku niemożności używania lokalu, lub istotnego utrudnienia w używaniu lokalu zgodnie z umową, po uprzednim pisemnym zawiadomieniu Wynajmującego.<text:line-break/></text:span></text:p>
        </text:list-item>
      </text:list>
      <text:p text:style-name="P3"><text:span text:style-name="T1">§ 4.</text:span></text:p>
      <text:list xml:id="list1439517258" text:style-name="WWNum2">
        <text:list-item>
          <text:p text:style-name="P5">Najemca zobowiązany będzie do zapłaty Wynajmującemu czynszu najmu w wysokości:</text:p>
        </text:list-item>
      </text:list>
      <text:p text:style-name="P25">{17} złotych miesięcznie od osoby (słownie: {18} złotych).</text:p>
      <text:list xml:id="list2148347240" text:style-name="WWNum3">
        <text:list-item>
          <text:p text:style-name="P8">Zapłata następować będzie z góry w terminie do 7 dnia każdego <text:tab/>miesiąca obowiązywania umowy na konto Wynajmującego.<text:line-break/> <text:tab/></text:p>
        </text:list-item>
        <text:list-item>
          <text:p text:style-name="P18">Pierwsza wpłata zostanie dokonana w dniu podpisania umowy.<text:line-break/> <text:tab/></text:p>
        </text:list-item>
        <text:list-item>
          <text:p text:style-name="P18">Strony ustalają kaucję w wysokości jednomiesięcznego czynszu.<text:line-break/> <text:tab/></text:p>
        </text:list-item>
        <text:list-item>
          <text:p text:style-name="P18">W związku z § 4 pkt 4 Najemca zobowiązuje się pokryć ewentualne roszczenia z tytułu zniszczenia lokalu ponad normalne zużycie w trakcie używania. Wysokość roszczeń zostanie ustalona na podstawie faktur lub rachunków powykonawczych usuwających zniszczenia.<text:line-break/> <text:tab/></text:p>
        </text:list-item>
        <text:list-item>
          <text:p text:style-name="P18"><text:soft-page-break/>Najemca pokrywa koszty eksploatacji lokalu obejmujące:<text:line-break/> <text:tab/></text:p>
          <text:list>
            <text:list-item>
              <text:p text:style-name="P24">opłaty za gaz - płatne według wskazań liczników,</text:p>
            </text:list-item>
            <text:list-item>
              <text:p text:style-name="P24">opłaty za centralne ogrzewanie - płatne według wskazań liczników,</text:p>
            </text:list-item>
            <text:list-item>
              <text:p text:style-name="P24">opłaty za energię elektryczną - płatne według wskazań liczników,</text:p>
            </text:list-item>
            <text:list-item>
              <text:p text:style-name="P24">opłaty za wodę - płatne według wskazań liczników,<text:line-break/> <text:tab/></text:p>
            </text:list-item>
          </text:list>
        </text:list-item>
        <text:list-item>
          <text:p text:style-name="P18">Należności wymienione w § 4 pkt 6 Najemca będzie płacić <text:tab/>Wynajmującemu na podstawie faktur lub rachunków wystawionych przez dostawców, w terminie do siedmiu dni roboczych od daty doręczenia przez Wynajmującego Najemcy faktur lub rachunków.<text:line-break/> <text:tab/></text:p>
        </text:list-item>
        <text:list-item>
          <text:p text:style-name="P14">W przypadku zwłoki w płatności czynszu i opłat eksploatacyjnych Najemca jest obowiązany do zapłaty odsetek za zwłokę w ustawowej wysokości oraz odsetek stosowanych przez dostawców mediów.</text:p>
        </text:list-item>
      </text:list>
      <text:p text:style-name="P3"><text:span text:style-name="T1">§ 5.</text:span></text:p>
      <text:list xml:id="list1225569893" text:style-name="WWNum6">
        <text:list-item>
          <text:p text:style-name="P9">Najemcy nie wolno dokonywać zmiany przeznaczenia lokalu.<text:line-break/> <text:tab/></text:p>
        </text:list-item>
        <text:list-item>
          <text:p text:style-name="P19">Najemcy nie wolno oddawać lokalu w podnajem lub do bezpłatnego używania.<text:line-break/> <text:tab/></text:p>
        </text:list-item>
        <text:list-item>
          <text:p text:style-name="P19">Ewentualne planowane przez najemcę adaptacje lub przebudowa pomieszczeń muszą <text:tab/>być za każdym razem uzgadniane z Wynajmującym i wymagają jego <text:tab/>pisemnej zgody.<text:line-break/> <text:tab/></text:p>
        </text:list-item>
        <text:list-item>
          <text:p text:style-name="P15">Najemca może wprowadzić w lokalu ulepszenia tylko za pisemną zgodą Wynajmującego.</text:p>
        </text:list-item>
      </text:list>
      <text:p text:style-name="P3"><text:span text:style-name="T1">§ 6.</text:span></text:p>
      <text:list xml:id="list4111666090" text:style-name="WWNum5">
        <text:list-item>
          <text:p text:style-name="P10">Remonty o charakterze generalnym obciążają Wynajmującego.<text:line-break/> <text:tab/></text:p>
        </text:list-item>
        <text:list-item>
          <text:p text:style-name="P20">Najemca jest obowiązany do dokonywania na własny koszt konserwacji i napraw niezbędnych do zachowania przedmiotu najmu w stanie niepogorszonym.<text:line-break/> <text:tab/></text:p>
        </text:list-item>
        <text:list-item>
          <text:p text:style-name="P20">Najemca zobowiązany jest poinformować Wynajmującego niezwłocznie o konieczności przeprowadzenia napraw i innych czynności, które zgodnie z obowiązującymi przepisami obciążają Wynajmującego.<text:line-break/> <text:tab/></text:p>
        </text:list-item>
        <text:list-item>
          <text:p text:style-name="P20">Najemca zobowiązany jest poinformować Wynajmującego niezwłocznie o konieczności wymiany wkładki do drzwi wejściowych w przypadku <text:tab/>zgubienia lub zniszczenia któregokolwiek kompletu kluczy, który Najemca otrzymał w dniu podpisania umowy od Wynajmującego.<text:line-break/> <text:tab/></text:p>
        </text:list-item>
        <text:list-item>
          <text:p text:style-name="P16">Najemca zobowiązany jest udostępnić Wynajmującemu lokal do wglądu.</text:p>
        </text:list-item>
      </text:list>
      <text:p text:style-name="P3"><text:span text:style-name="T1">§ 7.</text:span></text:p>
      <text:list xml:id="list539444430" text:style-name="WWNum4">
        <text:list-item>
          <text:p text:style-name="P11">Po ustaniu stosunku najmu Najemca zobowiązany jest niezwłocznie zwrócić przedmiot najmu Wynajmującemu w stanie niepogorszonym.<text:line-break/> <text:tab/></text:p>
        </text:list-item>
        <text:list-item>
          <text:p text:style-name="P17">Najemca nie ponosi odpowiedzialności za zmiany i zniszczenia w <text:tab/>lokalu powstałe na skutek naturalnego zużycia.</text:p>
        </text:list-item>
      </text:list>
      <text:p text:style-name="P3"><text:span text:style-name="T1">§ 8.</text:span></text:p>
      <text:p text:style-name="P26">Wynajmujący nie odpowiada za szkody wyrządzone ruchomościom Najemcy w wyniku zalania, ognia, włamania i innych zdarzeń losowych.</text:p>
      <text:p text:style-name="P3"><text:span text:style-name="T1">§ 9.</text:span></text:p>
      <text:p text:style-name="P27">W sprawach nieuregulowanych niniejszą umową zastosowanie mają przepisy Kodeksu cywilnego oraz ustawy o ochronie praw lokatorów.</text:p>
      <text:p text:style-name="P3"><text:span text:style-name="T1">§ 10.</text:span></text:p>
      <text:p text:style-name="P3"><text:soft-page-break/>Zmiana niniejszej umowy wymaga formy pisemnej pod rygorem nieważności.</text:p>
      <text:p text:style-name="P3"><text:span text:style-name="T1">§ 11.</text:span></text:p>
      <text:p text:style-name="P26">Umowę sporządzono w pięciu jednakowo brzmiących egzemplarzach, cztery egzemplarzy dla Najemcy i jeden dla Wynajmującego.</text:p>
      <text:p text:style-name="P28"/>
      <text:p text:style-name="P28"><text:span text:style-name="T1">NAJEMCA</text:span></text:p>
      <text:p text:style-name="P29"/>
      <text:p text:style-name="P28"/>
      <text:p text:style-name="P28"><text:span text:style-name="T1">{6} {20}</text:span></text:p>
      <text:p text:style-name="P28"/>
      <text:p text:style-name="P28"/>
      <text:p text:style-name="P28"><text:span text:style-name="T1">WYNAJMUJĄCY</text:span></text:p>
      <text:p text:style-name="P28"/>
      <text:p text:style-name="P28"/>
      <text:p text:style-name="P28"><text:span text:style-name="T1">{1} {21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7" meta:word-count="717" meta:character-count="5063" meta:non-whitespace-character-count="4356"/>
    <meta:generator>LibreOfficeDev/6.0.5.2$Linux_X86_64 LibreOffice_project/</meta:generator>
  </office:meta>
</office:document-meta>
</file>